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b7ca" officeooo:paragraph-rsid="0016b7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1</text:p>
      <text:p text:style-name="P1"/>
      <text:p text:style-name="P1">Busca un ejemplo de una web para cada uno de los patrones:<text:line-break/><text:line-break/>1. Fijo. <text:a xlink:type="simple" xlink:href="https://archive.org/" text:style-name="Internet_20_link" text:visited-style-name="Visited_20_Internet_20_Link">https://archive.org/</text:a></text:p>
      <text:p text:style-name="P1"/>
      <text:p text:style-name="P1">2. Líquido. <text:a xlink:type="simple" xlink:href="https://www.marca.com/" text:style-name="Internet_20_link" text:visited-style-name="Visited_20_Internet_20_Link">https://www.marca.com/</text:a></text:p>
      <text:p text:style-name="P1"/>
      <text:p text:style-name="P1">3. Adaptativo. </text:p>
      <text:p text:style-name="P1"/>
      <text:p text:style-name="P1">4. Responsivo. <text:a xlink:type="simple" xlink:href="https://www.apple.com/" text:style-name="Internet_20_link" text:visited-style-name="Visited_20_Internet_20_Link">https://www.apple.com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12:08:52.152000000</meta:creation-date>
    <dc:date>2024-10-15T13:03:38.955000000</dc:date>
    <meta:editing-duration>PT54M47S</meta:editing-duration>
    <meta:editing-cycles>1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5" meta:word-count="25" meta:character-count="187" meta:non-whitespace-character-count="165"/>
  </office:meta>
</office:document-meta>
</file>